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a Functional Design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Scala Classes [T+][T-]</text:p>
                  </text:list-header>
                </text:list>
              </text:list-item>
            </text:list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ype var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ven + Scalache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dd Maven </text:p>
              </text:list-item>
              <text:list-item>
                <text:p>Add Scalatest/Scalache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ug chang</meta:initial-creator>
    <meta:creation-date>2014-09-26T13:28:44</meta:creation-date>
    <meta:editing-duration>PT16M19S</meta:editing-duration>
    <meta:editing-cycles>6</meta:editing-cycles>
    <dc:date>2014-09-26T13:45:00</dc:date>
    <dc:creator>doug chang</dc:creator>
    <meta:generator>OpenOffice/4.1.0$Unix OpenOffice.org_project/410m18$Build-9764</meta:generator>
    <meta:document-statistic meta:object-count="33"/>
  </office:meta>
</office:document-meta>
</file>